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Noto Color Emoji" svg:font-family="'Noto Color Emoji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style:font-name="arial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2" style:family="paragraph" style:parent-style-name="Text_20_body">
      <style:paragraph-properties fo:line-height="100%"/>
      <style:text-properties style:font-name="Noto Sans" fo:font-size="13pt" fo:language="es" fo:country="ES" officeooo:rsid="000f62a9" officeooo:paragraph-rsid="000f62a9" style:font-size-asian="11.3500003814697pt" style:font-size-complex="13pt"/>
    </style:style>
    <style:style style:name="P3" style:family="paragraph" style:parent-style-name="Text_20_body" style:list-style-name="L1">
      <style:paragraph-properties fo:line-height="100%"/>
      <style:text-properties style:font-name="Noto Sans" fo:font-size="13pt" fo:language="es" fo:country="ES" officeooo:rsid="000f62a9" officeooo:paragraph-rsid="000f62a9" style:font-size-asian="11.3500003814697pt" style:font-size-complex="13pt"/>
    </style:style>
    <style:style style:name="P4" style:family="paragraph" style:parent-style-name="Text_20_body">
      <style:paragraph-properties fo:line-height="100%"/>
      <style:text-properties style:font-name="Noto Sans" fo:font-size="13pt" fo:language="es" fo:country="ES" officeooo:rsid="00113361" officeooo:paragraph-rsid="00113361" style:font-size-asian="11.3500003814697pt" style:font-size-complex="13pt"/>
    </style:style>
    <style:style style:name="P5" style:family="paragraph" style:parent-style-name="Text_20_body">
      <style:paragraph-properties fo:margin-top="0cm" fo:margin-bottom="0.046cm" loext:contextual-spacing="false"/>
      <style:text-properties style:font-name="Noto Sans" fo:font-size="13pt" fo:language="es" fo:country="ES" officeooo:rsid="000f62a9" officeooo:paragraph-rsid="000f62a9" style:font-size-asian="13pt" style:font-size-complex="13pt"/>
    </style:style>
    <style:style style:name="P6" style:family="paragraph" style:parent-style-name="Text_20_body">
      <style:paragraph-properties fo:margin-top="0.101cm" fo:margin-bottom="0.247cm" loext:contextual-spacing="false" fo:line-height="100%"/>
      <style:text-properties style:font-name="Noto Sans" fo:font-size="13pt" fo:language="es" fo:country="ES" officeooo:rsid="00109177" officeooo:paragraph-rsid="00109177" style:font-size-asian="11.3500003814697pt" style:font-size-complex="13pt"/>
    </style:style>
    <style:style style:name="P7" style:family="paragraph" style:parent-style-name="Text_20_body">
      <style:paragraph-properties fo:margin-top="0.101cm" fo:margin-bottom="0.247cm" loext:contextual-spacing="false" fo:line-height="100%"/>
      <style:text-properties style:font-name="Noto Sans" fo:font-size="13pt" fo:language="es" fo:country="ES" officeooo:rsid="00113361" officeooo:paragraph-rsid="00113361" style:font-size-asian="11.3500003814697pt" style:font-size-complex="13pt"/>
    </style:style>
    <style:style style:name="T1" style:family="text">
      <style:text-properties style:font-name="arial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T1">Nom dels participants del grup</text:span></text:p>
      <text:p text:style-name="P5">Carlos Castañón García</text:p>
      <text:p text:style-name="P5">Manel Castellvi Cerezuela</text:p>
      <text:p text:style-name="P1"><text:bookmark text:name="yui_3_17_2_1_1633347318634_54"/>Objectiu (a quin/s problema/es dóna solució)</text:p>
      <text:p text:style-name="P2">Dar información del transporte público de la EMT. Esta información consistiria en:</text:p>
      <text:list xml:id="list1721383368" text:style-name="L1">
        <text:list-item>
          <text:p text:style-name="P3">Rutas</text:p>
        </text:list-item>
        <text:list-item>
          <text:p text:style-name="P3">Horarios</text:p>
        </text:list-item>
        <text:list-item>
          <text:p text:style-name="P3">Precio del ticket</text:p>
        </text:list-item>
      </text:list>
      <text:p text:style-name="P1">Infraestructura (elements necessaris)</text:p>
      <text:p text:style-name="P6">Bases de datos (seguramente en SQL) para guardar los diferentes tipos de datos. Se obtendrán de la página de EMT y se guardaran en nuestra bases de datos, las cuales se utilizarán para enseñarlas en la página web.</text:p>
      <text:p text:style-name="P6">Un programa que cada intervalo de tiempo específico obtenga la información deseada.</text:p>
      <text:p text:style-name="P7">Página web que enseña la información describida anteriormente en «Objectiu».</text:p>
      <text:p text:style-name="P1">Com desenvolupar-ho</text:p>
      <text:p text:style-name="P4">Se requerirán varios programas que tengan un uso constante. Un servidor que esté en ejecución todo el rato para ejecutar el programa para obtener los datos será requerido.</text:p>
      <text:p text:style-name="P4">Una bases de datos que guarde los datos.</text:p>
      <text:p text:style-name="P4">Hosting para la página web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Noto Color Emoji" svg:font-family="'Noto Color Emoji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4T12:51:20.461295020</meta:creation-date>
    <dc:date>2021-10-04T14:23:02.152015275</dc:date>
    <meta:editing-duration>PT1H21M29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16" meta:word-count="143" meta:character-count="902" meta:non-whitespace-character-count="778"/>
  </office:meta>
</office:document-meta>
</file>